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1.00pt" fo:font-weight="normal" fo:font-family="Aparajita" style:font-family-asian="Aparajita" style:font-family-complex="Aparajita" fo:background-color="transparent" style:use-window-font-color="true"/>
    </style:style>
    <style:style style:name="T139" style:family="text">
      <style:text-properties fo:font-size="11.00pt" fo:font-weight="normal" fo:font-family="Aparajita" style:font-family-asian="Aparajita" style:font-family-complex="Aparajita" fo:background-color="transparent" style:use-window-font-color="true"/>
    </style:style>
    <style:style style:name="T1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3" style:family="text">
      <style:text-properties fo:font-size="11.00pt" fo:font-weight="normal" fo:font-family="Aparajita" style:font-family-asian="Aparajita" style:font-family-complex="Aparajita" fo:background-color="transparent" style:use-window-font-color="true"/>
    </style:style>
    <style:style style:name="T914" style:family="text">
      <style:text-properties fo:font-size="11.00pt" fo:font-weight="normal" fo:font-family="Aparajita" style:font-family-asian="Aparajita" style:font-family-complex="Aparajita" fo:background-color="transparent" style:use-window-font-color="true"/>
    </style:style>
    <style:style style:name="T9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3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html&gt;</text:span><text:span text:style-name="T2"/></text:p>
      <text:p text:style-name="P1"><text:span text:style-name="T3"><text:s text:c="2"/>&lt;head&gt;</text:span><text:span text:style-name="T4"/></text:p>
      <text:p text:style-name="P1"><text:span text:style-name="T5"><text:s text:c="4"/>&lt;meta name="description" content="Hello this is my first web page!." /&gt;</text:span><text:span text:style-name="T6"/></text:p>
      <text:p text:style-name="P1"><text:span text:style-name="T7"><text:s text:c="4"/>&lt;meta name="viewport" content="width=device-width, initial-scale=</text:span><text:span text:style-name="T8">1.0</text:span><text:span text:style-name="T9">" /&gt;</text:span><text:span text:style-name="T10"/></text:p>
      <text:p text:style-name="P1"><text:span text:style-name="T11"><text:s text:c="4"/>&lt;link rel="stylesheet" href="netflix.css" /&gt;</text:span><text:span text:style-name="T12"/></text:p>
      <text:p text:style-name="P1"><text:span text:style-name="T13"><text:s text:c="4"/>&lt;link rel="stylesheet" href="https://pro.fontawesome.com/releases/v</text:span><text:span text:style-name="T14">5.10.0</text:span><text:span text:style-name="T15">/css/all.css"integrity="sha</text:span><text:span text:style-name="T16">384</text:span><text:span text:style-name="T17">-AYmEC</text:span><text:span text:style-name="T18">3</text:span><text:span text:style-name="T19">Yw</text:span><text:span text:style-name="T20">5</text:span><text:span text:style-name="T21">cVb</text:span><text:span text:style-name="T22">3</text:span><text:span text:style-name="T23">ZcuHtOA</text:span><text:span text:style-name="T24">93</text:span><text:span text:style-name="T25">w</text:span><text:span text:style-name="T26">35</text:span><text:span text:style-name="T27">dYTsvhLPVnYs</text:span><text:span text:style-name="T28">9</text:span><text:span text:style-name="T29">eStHfGJvOvKxVfELGroGkvsg+p"</text:span><text:span text:style-name="T30"/></text:p>
      <text:p text:style-name="P1"><text:span text:style-name="T31"><text:s text:c="6"/>crossorigin="anonymous"</text:span><text:span text:style-name="T32"/></text:p>
      <text:p text:style-name="P1"><text:span text:style-name="T33"><text:s text:c="4"/>/&gt;</text:span><text:span text:style-name="T34"/></text:p>
      <text:p text:style-name="P1"><text:span text:style-name="T35"><text:s text:c="4"/>&lt;link rel="preconnect" href="https://fonts.googleapis.com" /&gt;</text:span><text:span text:style-name="T36"/></text:p>
      <text:p text:style-name="P1"><text:span text:style-name="T37"><text:s text:c="4"/>&lt;link rel="preconnect" href="https://fonts.gstatic.com" crossorigin /&gt;</text:span><text:span text:style-name="T38"/></text:p>
      <text:p text:style-name="P1"><text:span text:style-name="T39"><text:s text:c="4"/>&lt;link</text:span><text:span text:style-name="T40"/></text:p>
      <text:p text:style-name="P1"><text:span text:style-name="T41"><text:s text:c="6"/>href="https://fonts.googleapis.com/css</text:span><text:span text:style-name="T42">2</text:span><text:span text:style-name="T43">?family=Poppins:ital,wght@</text:span><text:span text:style-name="T44">0,100</text:span><text:span text:style-name="T45">;</text:span><text:span text:style-name="T46">0,200</text:span><text:span text:style-name="T47">;</text:span><text:span text:style-name="T48">0,300</text:span><text:span text:style-name="T49">;</text:span><text:span text:style-name="T50">0,400</text:span><text:span text:style-name="T51">;</text:span><text:span text:style-name="T52">0,500</text:span><text:span text:style-name="T53">;</text:span><text:span text:style-name="T54">0,600</text:span><text:span text:style-name="T55">;</text:span><text:span text:style-name="T56">0,700</text:span><text:span text:style-name="T57">;</text:span><text:span text:style-name="T58">0,800</text:span><text:span text:style-name="T59">;</text:span><text:span text:style-name="T60">0,900</text:span><text:span text:style-name="T61">;</text:span><text:span text:style-name="T62">1,100</text:span><text:span text:style-name="T63">;</text:span><text:span text:style-name="T64">1,200</text:span><text:span text:style-name="T65">;</text:span><text:span text:style-name="T66">1,300</text:span><text:span text:style-name="T67">;</text:span><text:span text:style-name="T68">1,400</text:span><text:span text:style-name="T69">;</text:span><text:span text:style-name="T70">1,500</text:span><text:span text:style-name="T71">;</text:span><text:span text:style-name="T72">1,600</text:span><text:span text:style-name="T73">;</text:span><text:span text:style-name="T74">1,700</text:span><text:span text:style-name="T75">;</text:span><text:span text:style-name="T76">1,800</text:span><text:span text:style-name="T77">;</text:span><text:span text:style-name="T78">1,900</text:span><text:span text:style-name="T79">&amp;display=swap"</text:span><text:span text:style-name="T80"/></text:p>
      <text:p text:style-name="P1"><text:span text:style-name="T81"><text:s text:c="6"/>rel="stylesheet"</text:span><text:span text:style-name="T82"/></text:p>
      <text:p text:style-name="P1"><text:span text:style-name="T83"><text:s text:c="4"/>/&gt;</text:span><text:span text:style-name="T84"/></text:p>
      <text:p text:style-name="P1"><text:span text:style-name="T85"><text:s text:c="4"/>&lt;title&gt;Netflix India - Watch TV Shows Online, Watch Movies Online&lt;/title&gt;</text:span><text:span text:style-name="T86"/></text:p>
      <text:p text:style-name="P1"><text:span text:style-name="T87"><text:s text:c="4"/>&lt;link</text:span><text:span text:style-name="T88"/></text:p>
      <text:p text:style-name="P1"><text:span text:style-name="T89"><text:s text:c="6"/>rel="icon"</text:span><text:span text:style-name="T90"/></text:p>
      <text:p text:style-name="P1"><text:span text:style-name="T91"><text:s text:c="6"/>href="http://pngimg.com/uploads/netflix/small/netflix_PNG</text:span><text:span text:style-name="T92">15</text:span><text:span text:style-name="T93">.png"/&gt;</text:span><text:span text:style-name="T94"/></text:p>
      <text:p text:style-name="P1"><text:span text:style-name="T95"><text:s text:c="2"/>&lt;/head&gt;</text:span><text:span text:style-name="T96"/></text:p>
      <text:p text:style-name="P1"><text:span text:style-name="T97"><text:s text:c="2"/>&lt;body&gt;</text:span><text:span text:style-name="T98"/></text:p>
      <text:p text:style-name="P1"><text:span text:style-name="T99"><text:s text:c="4"/>&lt;header&gt;</text:span><text:span text:style-name="T100"/></text:p>
      <text:p text:style-name="P1"><text:span text:style-name="T101"><text:s text:c="6"/>&lt;nav class="navbar"&gt;</text:span><text:span text:style-name="T102"/></text:p>
      <text:p text:style-name="P1"><text:span text:style-name="T103"><text:s text:c="8"/>&lt;div class="navbar__brand"&gt;</text:span><text:span text:style-name="T104"/></text:p>
      <text:p text:style-name="P1"><text:span text:style-name="T105"><text:s text:c="10"/>&lt;img</text:span><text:span text:style-name="T106"/></text:p>
      <text:p text:style-name="P1"><text:span text:style-name="T107"><text:s text:c="12"/>src="https://www.freepnglogos.com/uploads/netflix-logo-</text:span><text:span text:style-name="T108">0</text:span><text:span text:style-name="T109">.png"</text:span><text:span text:style-name="T110"/></text:p>
      <text:p text:style-name="P1"><text:span text:style-name="T111"><text:s text:c="12"/>alt="logo"</text:span><text:span text:style-name="T112"/></text:p>
      <text:p text:style-name="P1"><text:span text:style-name="T113"><text:s text:c="12"/>class="brand__logo"</text:span><text:span text:style-name="T114"/></text:p>
      <text:p text:style-name="P1"><text:span text:style-name="T115"><text:s text:c="10"/>/&gt;</text:span><text:span text:style-name="T116"/></text:p>
      <text:p text:style-name="P1"><text:span text:style-name="T117"><text:s text:c="8"/>&lt;/div&gt;</text:span><text:span text:style-name="T118"/></text:p>
      <text:p text:style-name="P1"><text:span text:style-name="T118"/></text:p>
      <text:p text:style-name="P1"><text:span text:style-name="T119"><text:s text:c="8"/>&lt;div class="navbar_nav_items"&gt;</text:span><text:span text:style-name="T120"/></text:p>
      <text:p text:style-name="P1"><text:span text:style-name="T121"><text:s text:c="10"/>&lt;div class="nav__item"&gt;</text:span><text:span text:style-name="T122"/></text:p>
      <text:p text:style-name="P1"><text:span text:style-name="T123"><text:s text:c="12"/>&lt;div class="dropdown__container"&gt;</text:span><text:span text:style-name="T124"/></text:p>
      <text:p text:style-name="P1"><text:span text:style-name="T125"><text:s text:c="14"/>&lt;i class="fas fa-globe"&gt;&lt;/i&gt;</text:span><text:span text:style-name="T126"/></text:p>
      <text:p text:style-name="P1"><text:span text:style-name="T127"><text:s text:c="14"/>&lt;select</text:span><text:span text:style-name="T128"/></text:p>
      <text:p text:style-name="P1"><text:span text:style-name="T129"><text:s text:c="16"/>name="languages"</text:span><text:span text:style-name="T130"/></text:p>
      <text:p text:style-name="P1"><text:span text:style-name="T131"><text:s text:c="16"/>id="languagesSelect"</text:span><text:span text:style-name="T132"/></text:p>
      <text:p text:style-name="P1"><text:span text:style-name="T133"><text:s text:c="16"/>class="language_drop_down"&gt;</text:span><text:span text:style-name="T134"/></text:p>
      <text:p text:style-name="P1"><text:span text:style-name="T135"><text:s text:c="16"/>&lt;option value="english" selected style="color: black;"&gt;English&lt;/option&gt;</text:span><text:span text:style-name="T136"/></text:p>
      <text:p text:style-name="P1"><text:span text:style-name="T137"><text:s text:c="16"/>&lt;option value="hindi" style="color: black;"&gt;</text:span><text:span text:style-name="T138">हिन्दी</text:span><text:span text:style-name="T139">&lt;/</text:span><text:span text:style-name="T140">option&gt;</text:span><text:span text:style-name="T141"/></text:p>
      <text:p text:style-name="P1"><text:span text:style-name="T142"><text:s text:c="14"/>&lt;/select&gt;</text:span><text:span text:style-name="T143"/></text:p>
      <text:p text:style-name="P1"><text:span text:style-name="T144"><text:s text:c="12"/>&lt;/div&gt;</text:span><text:span text:style-name="T145"/></text:p>
      <text:p text:style-name="P1"><text:span text:style-name="T146"><text:s text:c="10"/>&lt;/div&gt;</text:span><text:span text:style-name="T147"/></text:p>
      <text:p text:style-name="P1"><text:span text:style-name="T147"/></text:p>
      <text:p text:style-name="P1"><text:span text:style-name="T148"><text:s text:c="10"/>&lt;div class="nav__item"&gt;</text:span><text:span text:style-name="T149"/></text:p>
      <text:p text:style-name="P1"><text:span text:style-name="T150"><text:s text:c="12"/>&lt;a href="https://www.netflix.com/in/login"&gt;&lt;button class="signin__button"&gt;Sign in&lt;/button&gt;&lt;/a&gt;</text:span><text:span text:style-name="T151"/></text:p>
      <text:p text:style-name="P1"><text:span text:style-name="T152"><text:s text:c="10"/>&lt;/div&gt;</text:span><text:span text:style-name="T153"/></text:p>
      <text:p text:style-name="P1"><text:span text:style-name="T154"><text:s text:c="8"/>&lt;/div&gt;</text:span><text:span text:style-name="T155"/></text:p>
      <text:p text:style-name="P1"><text:span text:style-name="T156"><text:s text:c="6"/>&lt;/nav&gt;</text:span><text:span text:style-name="T157"/></text:p>
      <text:p text:style-name="P1"><text:span text:style-name="T158"><text:s text:c="4"/>&lt;/header&gt;</text:span><text:span text:style-name="T159"/></text:p>
      <text:p text:style-name="P1"><text:span text:style-name="T159"/></text:p>
      <text:p text:style-name="P1"><text:span text:style-name="T160"><text:s text:c="4"/>&lt;main&gt;</text:span><text:span text:style-name="T161"/></text:p>
      <text:p text:style-name="P1"><text:span text:style-name="T162"><text:s text:c="6"/>&lt;section class="hero"&gt;</text:span><text:span text:style-name="T163"/></text:p>
      <text:p text:style-name="P1"><text:span text:style-name="T164"><text:s text:c="8"/>&lt;div class="hero_bgimage_container"&gt;</text:span><text:span text:style-name="T165"/></text:p>
      <text:p text:style-name="P1"><text:span text:style-name="T166"><text:s text:c="10"/>&lt;img</text:span><text:span text:style-name="T167"/></text:p>
      <text:p text:style-name="P1"><text:span text:style-name="T168"><text:s text:c="12"/>src="https://assets.nflxext.com/ffe/siteui/vlv</text:span><text:span text:style-name="T169">3</text:span><text:span text:style-name="T170">/</text:span><text:span text:style-name="T171">9</text:span><text:span text:style-name="T172">c</text:span><text:span text:style-name="T173">5457</text:span><text:span text:style-name="T174">b</text:span><text:span text:style-name="T175">8-9</text:span><text:span text:style-name="T176">ab</text:span><text:span text:style-name="T177">0-4</text:span><text:span text:style-name="T178">a</text:span><text:span text:style-name="T179">04-9</text:span><text:span text:style-name="T180">fc</text:span><text:span text:style-name="T181">1</text:span><text:span text:style-name="T182">-e</text:span><text:span text:style-name="T183">608</text:span><text:span text:style-name="T184">d</text:span><text:span text:style-name="T185">5670</text:span><text:span text:style-name="T186">f</text:span><text:span text:style-name="T187">1</text:span><text:span text:style-name="T188">a/</text:span><text:span text:style-name="T189">710</text:span><text:span text:style-name="T190">d</text:span><text:span text:style-name="T191">74</text:span><text:span text:style-name="T192">e</text:span><text:span text:style-name="T193">0-7158-408</text:span><text:span text:style-name="T194">e-</text:span><text:span text:style-name="T195">8</text:span><text:span text:style-name="T196">d</text:span><text:span text:style-name="T197">9</text:span><text:span text:style-name="T198">b-</text:span><text:span text:style-name="T199">23</text:span><text:span text:style-name="T200">c</text:span><text:span text:style-name="T201">219</text:span><text:span text:style-name="T202">dee</text:span><text:span text:style-name="T203">5</text:span><text:span text:style-name="T204">df/IN-en-</text:span><text:span text:style-name="T205">20210719</text:span><text:span text:style-name="T206">-popsignuptwoweeks-perspective_alpha_website_small.jpg"</text:span><text:span text:style-name="T207"/></text:p>
      <text:p text:style-name="P1"><text:span text:style-name="T208"><text:s text:c="12"/>alt="BG hero image"</text:span><text:span text:style-name="T209"/></text:p>
      <text:p text:style-name="P1"><text:span text:style-name="T210"><text:s text:c="12"/>class="hero_bg_image"/&gt;</text:span><text:span text:style-name="T211"/></text:p>
      <text:p text:style-name="P1"><text:span text:style-name="T211"/></text:p>
      <text:p text:style-name="P1"><text:span text:style-name="T212"><text:s text:c="8"/>&lt;/div&gt;</text:span><text:span text:style-name="T213"/></text:p>
      <text:p text:style-name="P1"><text:span text:style-name="T214"><text:s text:c="8"/>&lt;div class="hero_bg_overlay"&gt;&lt;/div&gt;</text:span><text:span text:style-name="T215"/></text:p>
      <text:p text:style-name="P1"><text:span text:style-name="T215"/></text:p>
      <text:p text:style-name="P1"><text:span text:style-name="T216"><text:s text:c="8"/>&lt;div class="hero__card"&gt;</text:span><text:span text:style-name="T217"/></text:p>
      <text:p text:style-name="P1"><text:span text:style-name="T218"><text:s text:c="10"/>&lt;h</text:span><text:span text:style-name="T219">1<text:s/></text:span><text:span text:style-name="T220">class="hero__title"&gt;</text:span><text:span text:style-name="T221"/></text:p>
      <text:p text:style-name="P1"><text:span text:style-name="T222"><text:s text:c="12"/>&lt;b&gt;Unlimited movies, TV shows and more&lt;/b&gt;</text:span><text:span text:style-name="T223"/></text:p>
      <text:p text:style-name="P1"><text:span text:style-name="T224"><text:s text:c="10"/>&lt;/h</text:span><text:span text:style-name="T225">1</text:span><text:span text:style-name="T226">&gt;</text:span><text:span text:style-name="T227"/></text:p>
      <text:p text:style-name="P1"><text:span text:style-name="T228"><text:s text:c="10"/>&lt;p class="hero__subtitle"&gt;Watch anywhere and cancel anytime.&lt;/p&gt;</text:span><text:span text:style-name="T229"/></text:p>
      <text:p text:style-name="P1"><text:span text:style-name="T230"><text:s text:c="10"/>&lt;p class="hero__description"&gt;</text:span><text:span text:style-name="T231"/></text:p>
      <text:p text:style-name="P1"><text:span text:style-name="T232"><text:s text:c="12"/>Ready to watch? Enter your email to create or restart your</text:span><text:span text:style-name="T233"/></text:p>
      <text:p text:style-name="P1"><text:span text:style-name="T234"><text:s text:c="12"/>membership .</text:span><text:span text:style-name="T235"/></text:p>
      <text:p text:style-name="P1"><text:span text:style-name="T236"><text:s text:c="10"/>&lt;/p&gt;</text:span><text:span text:style-name="T237"/></text:p>
      <text:p text:style-name="P1"><text:span text:style-name="T237"/></text:p>
      <text:p text:style-name="P1"><text:span text:style-name="T238"><text:s text:c="10"/>&lt;div class="email_form_container"&gt;</text:span><text:span text:style-name="T239"/></text:p>
      <text:p text:style-name="P1"><text:span text:style-name="T240"><text:s text:c="12"/>&lt;div class="form__container"&gt;</text:span><text:span text:style-name="T241"/></text:p>
      <text:p text:style-name="P1"><text:span text:style-name="T242"><text:s text:c="14"/>&lt;input type="email" class="email__input" placeholder=" " /&gt;</text:span><text:span text:style-name="T243"/></text:p>
      <text:p text:style-name="P1"><text:span text:style-name="T244"><text:s text:c="14"/>&lt;label class="email__label"&gt;Email Address&lt;/label&gt;</text:span><text:span text:style-name="T245"/></text:p>
      <text:p text:style-name="P1"><text:span text:style-name="T246"><text:s text:c="12"/>&lt;/div&gt;</text:span><text:span text:style-name="T247"/></text:p>
      <text:p text:style-name="P1"><text:span text:style-name="T248"><text:s text:c="12"/>&lt;a href="https://www.netflix.com/signup/password?locale=en-IN"&gt;&lt;button class="primary__button"&gt;</text:span><text:span text:style-name="T249"/></text:p>
      <text:p text:style-name="P1"><text:span text:style-name="T250"><text:s text:c="14"/>Get Started &lt;i class="fal fa-chevron-right"&gt;&lt;/i&gt;</text:span><text:span text:style-name="T251"/></text:p>
      <text:p text:style-name="P1"><text:span text:style-name="T252"><text:s text:c="12"/>&lt;/button&gt;&lt;/a&gt;</text:span><text:span text:style-name="T253"/></text:p>
      <text:p text:style-name="P1"><text:span text:style-name="T254"><text:s text:c="10"/>&lt;/div&gt;</text:span><text:span text:style-name="T255"/></text:p>
      <text:p text:style-name="P1"><text:span text:style-name="T256"><text:s text:c="8"/>&lt;/div&gt;</text:span><text:span text:style-name="T257"/></text:p>
      <text:p text:style-name="P1"><text:span text:style-name="T258"><text:s text:c="6"/>&lt;/section&gt;</text:span><text:span text:style-name="T259"/></text:p>
      <text:p text:style-name="P1"><text:span text:style-name="T260"><text:s text:c="6"/>&lt;section class="features__container"&gt;</text:span><text:span text:style-name="T261"/></text:p>
      <text:p text:style-name="P1"><text:span text:style-name="T261"/></text:p>
      <text:p text:style-name="P1"><text:span text:style-name="T262"><text:s text:c="8"/>&lt;div class="feature"&gt;</text:span><text:span text:style-name="T263"/></text:p>
      <text:p text:style-name="P1"><text:span text:style-name="T264"><text:s text:c="10"/>&lt;div class="feature__details"&gt;</text:span><text:span text:style-name="T265"/></text:p>
      <text:p text:style-name="P1"><text:span text:style-name="T266"><text:s text:c="12"/>&lt;h</text:span><text:span text:style-name="T267">3<text:s/></text:span><text:span text:style-name="T268">class="feature__title"&gt;Enjoy on your TV.&lt;/h</text:span><text:span text:style-name="T269">3</text:span><text:span text:style-name="T270">&gt;</text:span><text:span text:style-name="T271"/></text:p>
      <text:p text:style-name="P1"><text:span text:style-name="T272"><text:s text:c="12"/>&lt;h</text:span><text:span text:style-name="T273">5<text:s/></text:span><text:span text:style-name="T274">class="feature_sub_title"&gt;</text:span><text:span text:style-name="T275"/></text:p>
      <text:p text:style-name="P1"><text:span text:style-name="T276"><text:s text:c="14"/>Watch on smart TVs, PlayStation, Xbox, Chromecast, Apple TV,</text:span><text:span text:style-name="T277"/></text:p>
      <text:p text:style-name="P1"><text:span text:style-name="T278"><text:s text:c="14"/>Blu-ray players and more.</text:span><text:span text:style-name="T279"/></text:p>
      <text:p text:style-name="P1"><text:span text:style-name="T280"><text:s text:c="12"/>&lt;/h</text:span><text:span text:style-name="T281">5</text:span><text:span text:style-name="T282">&gt;</text:span><text:span text:style-name="T283"/></text:p>
      <text:p text:style-name="P1"><text:span text:style-name="T284"><text:s text:c="10"/>&lt;/div&gt;</text:span><text:span text:style-name="T285"/></text:p>
      <text:p text:style-name="P1"><text:span text:style-name="T286"><text:s text:c="10"/>&lt;div class="feature_image_container"&gt;</text:span><text:span text:style-name="T287"/></text:p>
      <text:p text:style-name="P1"><text:span text:style-name="T288"><text:s text:c="12"/>&lt;img</text:span><text:span text:style-name="T289"/></text:p>
      <text:p text:style-name="P1"><text:span text:style-name="T290"><text:s text:c="14"/>src="https://assets.nflxext.com/ffe/siteui/acquisition/ourStory/fuji/desktop/tv.png"</text:span><text:span text:style-name="T291"/></text:p>
      <text:p text:style-name="P1"><text:span text:style-name="T292"><text:s text:c="14"/>alt="Feature image"</text:span><text:span text:style-name="T293"/></text:p>
      <text:p text:style-name="P1"><text:span text:style-name="T294"><text:s text:c="14"/>class="feature__image"/&gt;</text:span><text:span text:style-name="T295"/></text:p>
      <text:p text:style-name="P1"><text:span text:style-name="T296"><text:s text:c="12"/>&lt;div class="feature_backgroudvideo_container"&gt;</text:span><text:span text:style-name="T297"/></text:p>
      <text:p text:style-name="P1"><text:span text:style-name="T298"><text:s text:c="14"/>&lt;video</text:span><text:span text:style-name="T299"/></text:p>
      <text:p text:style-name="P1"><text:span text:style-name="T300"><text:s text:c="16"/>autoplay=""</text:span><text:span text:style-name="T301"/></text:p>
      <text:p text:style-name="P1"><text:span text:style-name="T302"><text:s text:c="16"/>loop=""</text:span><text:span text:style-name="T303"/></text:p>
      <text:p text:style-name="P1"><text:span text:style-name="T304"><text:s text:c="16"/>muted=""</text:span><text:span text:style-name="T305"/></text:p>
      <text:p text:style-name="P1"><text:span text:style-name="T306"><text:s text:c="16"/>class="feature_backgroud_video"&gt;</text:span><text:span text:style-name="T307"/></text:p>
      <text:p text:style-name="P1"><text:span text:style-name="T308"><text:s text:c="16"/>&lt;source</text:span><text:span text:style-name="T309"/></text:p>
      <text:p text:style-name="P1"><text:span text:style-name="T310"><text:s text:c="18"/>src="https://assets.nflxext.com/ffe/siteui/acquisition/ourStory/fuji/desktop/video-tv-in-</text:span><text:span text:style-name="T311">0819</text:span><text:span text:style-name="T312">.m</text:span><text:span text:style-name="T313">4</text:span><text:span text:style-name="T314">v"</text:span><text:span text:style-name="T315"/></text:p>
      <text:p text:style-name="P1"><text:span text:style-name="T316"><text:s text:c="18"/>type="video/mp</text:span><text:span text:style-name="T317">4</text:span><text:span text:style-name="T318">"/&gt;</text:span><text:span text:style-name="T319"/></text:p>
      <text:p text:style-name="P1"><text:span text:style-name="T320"><text:s text:c="14"/>&lt;/video&gt;</text:span><text:span text:style-name="T321"/></text:p>
      <text:p text:style-name="P1"><text:span text:style-name="T322"><text:s text:c="12"/>&lt;/div&gt;</text:span><text:span text:style-name="T323"/></text:p>
      <text:p text:style-name="P1"><text:span text:style-name="T324"><text:s text:c="10"/>&lt;/div&gt;</text:span><text:span text:style-name="T325"/></text:p>
      <text:p text:style-name="P1"><text:span text:style-name="T326"><text:s text:c="8"/>&lt;/div&gt;</text:span><text:span text:style-name="T327"/></text:p>
      <text:p text:style-name="P1"><text:span text:style-name="T328"><text:s text:c="8"/>&lt;div class="feature"&gt;</text:span><text:span text:style-name="T329"/></text:p>
      <text:p text:style-name="P1"><text:span text:style-name="T330"><text:s text:c="10"/>&lt;div class="feature__details"&gt;</text:span><text:span text:style-name="T331"/></text:p>
      <text:p text:style-name="P1"><text:span text:style-name="T332"><text:s text:c="12"/>&lt;h</text:span><text:span text:style-name="T333">3<text:s/></text:span><text:span text:style-name="T334">class="feature__title"&gt;</text:span><text:span text:style-name="T335"/></text:p>
      <text:p text:style-name="P1"><text:span text:style-name="T336"><text:s text:c="14"/>Download your shows to watch offline.&lt;/h</text:span><text:span text:style-name="T337">3</text:span><text:span text:style-name="T338">&gt;</text:span><text:span text:style-name="T339"/></text:p>
      <text:p text:style-name="P1"><text:span text:style-name="T340"><text:s text:c="12"/>&lt;h</text:span><text:span text:style-name="T341">5<text:s/></text:span><text:span text:style-name="T342">class="feature_sub_title"&gt;</text:span><text:span text:style-name="T343"/></text:p>
      <text:p text:style-name="P1"><text:span text:style-name="T344"><text:s text:c="14"/>Save your favourites easily and always have something to watch.&lt;/h</text:span><text:span text:style-name="T345">5</text:span><text:span text:style-name="T346">&gt;</text:span><text:span text:style-name="T347"/></text:p>
      <text:p text:style-name="P1"><text:span text:style-name="T348"><text:s text:c="10"/>&lt;/div&gt;</text:span><text:span text:style-name="T349"/></text:p>
      <text:p text:style-name="P1"><text:span text:style-name="T350"><text:s text:c="10"/>&lt;div class="feature_image_container"&gt;</text:span><text:span text:style-name="T351"/></text:p>
      <text:p text:style-name="P1"><text:span text:style-name="T352"><text:s text:c="12"/>&lt;img</text:span><text:span text:style-name="T353"/></text:p>
      <text:p text:style-name="P1"><text:span text:style-name="T354"><text:s text:c="14"/>src="https://assets.nflxext.com/ffe/siteui/acquisition/ourStory/fuji/desktop/mobile-</text:span><text:span text:style-name="T355">0819</text:span><text:span text:style-name="T356">.jpg"</text:span><text:span text:style-name="T357"/></text:p>
      <text:p text:style-name="P1"><text:span text:style-name="T358"><text:s text:c="14"/>alt="Feature image"</text:span><text:span text:style-name="T359"/></text:p>
      <text:p text:style-name="P1"><text:span text:style-name="T360"><text:s text:c="14"/>class="feature__image"/&gt;</text:span><text:span text:style-name="T361"/></text:p>
      <text:p text:style-name="P1"><text:span text:style-name="T362"><text:s text:c="12"/>&lt;div class="feature_</text:span><text:span text:style-name="T363">2</text:span><text:span text:style-name="T364">poster_container"&gt;</text:span><text:span text:style-name="T365"/></text:p>
      <text:p text:style-name="P1"><text:span text:style-name="T366"><text:s text:c="14"/>&lt;div class="poster__container"&gt;</text:span><text:span text:style-name="T367"/></text:p>
      <text:p text:style-name="P1"><text:span text:style-name="T368"><text:s text:c="16"/>&lt;img</text:span><text:span text:style-name="T369"/></text:p>
      <text:p text:style-name="P1"><text:span text:style-name="T370"><text:s text:c="18"/>src="https://assets.nflxext.com/ffe/siteui/acquisition/ourStory/fuji/desktop/boxshot.png"</text:span><text:span text:style-name="T371"/></text:p>
      <text:p text:style-name="P1"><text:span text:style-name="T372"><text:s text:c="18"/>alt="poster"</text:span><text:span text:style-name="T373"/></text:p>
      <text:p text:style-name="P1"><text:span text:style-name="T374"><text:s text:c="18"/>class="poster"/&gt;</text:span><text:span text:style-name="T375"/></text:p>
      <text:p text:style-name="P1"><text:span text:style-name="T376"><text:s text:c="14"/>&lt;/div&gt;</text:span><text:span text:style-name="T377"/></text:p>
      <text:p text:style-name="P1"><text:span text:style-name="T378"><text:s text:c="14"/>&lt;div class="poster__details"&gt;</text:span><text:span text:style-name="T379"/></text:p>
      <text:p text:style-name="P1"><text:span text:style-name="T380"><text:s text:c="16"/>&lt;h</text:span><text:span text:style-name="T381">4</text:span><text:span text:style-name="T382">&gt;Stranger Things&lt;/h</text:span><text:span text:style-name="T383">4</text:span><text:span text:style-name="T384">&gt;</text:span><text:span text:style-name="T385"/></text:p>
      <text:p text:style-name="P1"><text:span text:style-name="T386"><text:s text:c="16"/>&lt;h</text:span><text:span text:style-name="T387">6</text:span><text:span text:style-name="T388">&gt;Downloading...&lt;/h</text:span><text:span text:style-name="T389">6</text:span><text:span text:style-name="T390">&gt;</text:span><text:span text:style-name="T391"/></text:p>
      <text:p text:style-name="P1"><text:span text:style-name="T392"><text:s text:c="14"/>&lt;/div&gt;</text:span><text:span text:style-name="T393"/></text:p>
      <text:p text:style-name="P1"><text:span text:style-name="T394"><text:s text:c="14"/>&lt;div class="download_gif_container"&gt;</text:span><text:span text:style-name="T395"/></text:p>
      <text:p text:style-name="P1"><text:span text:style-name="T396"><text:s text:c="16"/>&lt;img</text:span><text:span text:style-name="T397"/></text:p>
      <text:p text:style-name="P1"><text:span text:style-name="T398"><text:s text:c="18"/>src="https://assets.nflxext.com/ffe/siteui/acquisition/ourStory/fuji/desktop/download-icon.gif"</text:span><text:span text:style-name="T399"/></text:p>
      <text:p text:style-name="P1"><text:span text:style-name="T400"><text:s text:c="18"/>alt="downloading gif"</text:span><text:span text:style-name="T401"/></text:p>
      <text:p text:style-name="P1"><text:span text:style-name="T402"><text:s text:c="18"/>class="gif"/&gt;</text:span><text:span text:style-name="T403"/></text:p>
      <text:p text:style-name="P1"><text:span text:style-name="T404"><text:s text:c="14"/>&lt;/div&gt;</text:span><text:span text:style-name="T405"/></text:p>
      <text:p text:style-name="P1"><text:span text:style-name="T406"><text:s text:c="12"/>&lt;/div&gt;</text:span><text:span text:style-name="T407"/></text:p>
      <text:p text:style-name="P1"><text:span text:style-name="T408"><text:s text:c="10"/>&lt;/div&gt;</text:span><text:span text:style-name="T409"/></text:p>
      <text:p text:style-name="P1"><text:span text:style-name="T410"><text:s text:c="8"/>&lt;/div&gt;</text:span><text:span text:style-name="T411"/></text:p>
      <text:p text:style-name="P1"><text:span text:style-name="T412"><text:s text:c="8"/>&lt;div class="feature"&gt;</text:span><text:span text:style-name="T413"/></text:p>
      <text:p text:style-name="P1"><text:span text:style-name="T414"><text:s text:c="10"/>&lt;div class="feature__details"&gt;</text:span><text:span text:style-name="T415"/></text:p>
      <text:p text:style-name="P1"><text:span text:style-name="T416"><text:s text:c="12"/>&lt;h</text:span><text:span text:style-name="T417">3<text:s/></text:span><text:span text:style-name="T418">class="feature__title"&gt;Watch everywhere.&lt;/h</text:span><text:span text:style-name="T419">3</text:span><text:span text:style-name="T420">&gt;</text:span><text:span text:style-name="T421"/></text:p>
      <text:p text:style-name="P1"><text:span text:style-name="T422"><text:s text:c="12"/>&lt;h</text:span><text:span text:style-name="T423">5<text:s/></text:span><text:span text:style-name="T424">class="feature_sub_title"&gt;</text:span><text:span text:style-name="T425"/></text:p>
      <text:p text:style-name="P1"><text:span text:style-name="T426"><text:s text:c="14"/>Stream unlimited movies and TV shows on your phone, tablet,laptop, and TV.</text:span><text:span text:style-name="T427"/></text:p>
      <text:p text:style-name="P1"><text:span text:style-name="T428"><text:s text:c="12"/>&lt;/h</text:span><text:span text:style-name="T429">5</text:span><text:span text:style-name="T430">&gt;</text:span><text:span text:style-name="T431"/></text:p>
      <text:p text:style-name="P1"><text:span text:style-name="T432"><text:s text:c="10"/>&lt;/div&gt;</text:span><text:span text:style-name="T433"/></text:p>
      <text:p text:style-name="P1"><text:span text:style-name="T434"><text:s text:c="10"/>&lt;div class="feature_imagecontainer feature</text:span><text:span text:style-name="T435">3</text:span><text:span text:style-name="T436">image_container"&gt;</text:span><text:span text:style-name="T437"/></text:p>
      <text:p text:style-name="P1"><text:span text:style-name="T438"><text:s text:c="12"/>&lt;img</text:span><text:span text:style-name="T439"/></text:p>
      <text:p text:style-name="P1"><text:span text:style-name="T440"><text:s text:c="14"/>src="https://assets.nflxext.com/ffe/siteui/acquisition/ourStory/fuji/desktop/device-pile-in.png"</text:span><text:span text:style-name="T441"/></text:p>
      <text:p text:style-name="P1"><text:span text:style-name="T442"><text:s text:c="14"/>alt="Feature image"</text:span><text:span text:style-name="T443"/></text:p>
      <text:p text:style-name="P1"><text:span text:style-name="T444"><text:s text:c="14"/>class="feature_image feature</text:span><text:span text:style-name="T445">3</text:span><text:span text:style-name="T446">_image"/&gt;</text:span><text:span text:style-name="T447"/></text:p>
      <text:p text:style-name="P1"><text:span text:style-name="T448"><text:s text:c="12"/>&lt;div</text:span><text:span text:style-name="T449"/></text:p>
      <text:p text:style-name="P1"><text:span text:style-name="T450"><text:s text:c="14"/>class="feature_backgroudvideocontainer feature</text:span><text:span text:style-name="T451">3</text:span><text:span text:style-name="T452">backgroudvideo_container"&gt;</text:span><text:span text:style-name="T453"/></text:p>
      <text:p text:style-name="P1"><text:span text:style-name="T454"><text:s text:c="14"/>&lt;video</text:span><text:span text:style-name="T455"/></text:p>
      <text:p text:style-name="P1"><text:span text:style-name="T456"><text:s text:c="16"/>autoplay=""</text:span><text:span text:style-name="T457"/></text:p>
      <text:p text:style-name="P1"><text:span text:style-name="T458"><text:s text:c="16"/>loop=""</text:span><text:span text:style-name="T459"/></text:p>
      <text:p text:style-name="P1"><text:span text:style-name="T460"><text:s text:c="16"/>muted=""</text:span><text:span text:style-name="T461"/></text:p>
      <text:p text:style-name="P1"><text:span text:style-name="T462"><text:s text:c="16"/>class="feature_backgroudvideo feature</text:span><text:span text:style-name="T463">3</text:span><text:span text:style-name="T464">backgroud_video"&gt;</text:span><text:span text:style-name="T465"/></text:p>
      <text:p text:style-name="P1"><text:span text:style-name="T466"><text:s text:c="16"/>&lt;source</text:span><text:span text:style-name="T467"/></text:p>
      <text:p text:style-name="P1"><text:span text:style-name="T468"><text:s text:c="18"/>src="https://assets.nflxext.com/ffe/siteui/acquisition/ourStory/fuji/desktop/video-devices-in.m</text:span><text:span text:style-name="T469">4</text:span><text:span text:style-name="T470">v"</text:span><text:span text:style-name="T471"/></text:p>
      <text:p text:style-name="P1"><text:span text:style-name="T472"><text:s text:c="18"/>type="video/mp</text:span><text:span text:style-name="T473">4</text:span><text:span text:style-name="T474">"/&gt;</text:span><text:span text:style-name="T475"/></text:p>
      <text:p text:style-name="P1"><text:span text:style-name="T476"><text:s text:c="14"/>&lt;/video&gt;</text:span><text:span text:style-name="T477"/></text:p>
      <text:p text:style-name="P1"><text:span text:style-name="T478"><text:s text:c="12"/>&lt;/div&gt;</text:span><text:span text:style-name="T479"/></text:p>
      <text:p text:style-name="P1"><text:span text:style-name="T480"><text:s text:c="10"/>&lt;/div&gt;</text:span><text:span text:style-name="T481"/></text:p>
      <text:p text:style-name="P1"><text:span text:style-name="T482"><text:s text:c="8"/>&lt;/div&gt;</text:span><text:span text:style-name="T483"/></text:p>
      <text:p text:style-name="P1"><text:span text:style-name="T484"><text:s text:c="8"/>&lt;div class="feature"&gt;</text:span><text:span text:style-name="T485"/></text:p>
      <text:p text:style-name="P1"><text:span text:style-name="T486"><text:s text:c="10"/>&lt;div class="feature__details"&gt;</text:span><text:span text:style-name="T487"/></text:p>
      <text:p text:style-name="P1"><text:span text:style-name="T488"><text:s text:c="12"/>&lt;h</text:span><text:span text:style-name="T489">3<text:s/></text:span><text:span text:style-name="T490">class="feature__title"&gt;Create profiles for children.&lt;/h</text:span><text:span text:style-name="T491">3</text:span><text:span text:style-name="T492">&gt;</text:span><text:span text:style-name="T493"/></text:p>
      <text:p text:style-name="P1"><text:span text:style-name="T494"><text:s text:c="12"/>&lt;h</text:span><text:span text:style-name="T495">5<text:s/></text:span><text:span text:style-name="T496">class="feature_sub_title"&gt;</text:span><text:span text:style-name="T497"/></text:p>
      <text:p text:style-name="P1"><text:span text:style-name="T498"><text:s text:c="14"/>Send children on adventures with their favourite characters in a</text:span><text:span text:style-name="T499"/></text:p>
      <text:p text:style-name="P1"><text:span text:style-name="T500"><text:s text:c="14"/>space made just for them</text:span><text:span text:style-name="T501">—</text:span><text:span text:style-name="T502">free with your membership.</text:span><text:span text:style-name="T503"/></text:p>
      <text:p text:style-name="P1"><text:span text:style-name="T504"><text:s text:c="12"/>&lt;/h</text:span><text:span text:style-name="T505">5</text:span><text:span text:style-name="T506">&gt;</text:span><text:span text:style-name="T507"/></text:p>
      <text:p text:style-name="P1"><text:span text:style-name="T508"><text:s text:c="10"/>&lt;/div&gt;</text:span><text:span text:style-name="T509"/></text:p>
      <text:p text:style-name="P1"><text:span text:style-name="T510"><text:s text:c="10"/>&lt;div class="feature_image_container"&gt;</text:span><text:span text:style-name="T511"/></text:p>
      <text:p text:style-name="P1"><text:span text:style-name="T512"><text:s text:c="12"/>&lt;img</text:span><text:span text:style-name="T513"/></text:p>
      <text:p text:style-name="P1"><text:span text:style-name="T514"><text:s text:c="14"/>src="https://occ-</text:span><text:span text:style-name="T515">0-4023-2164.1</text:span><text:span text:style-name="T516">.nflxso.net/dnm/api/v</text:span><text:span text:style-name="T517">6</text:span><text:span text:style-name="T518">/</text:span><text:span text:style-name="T519">19</text:span><text:span text:style-name="T520">OhWN</text:span><text:span text:style-name="T521">2</text:span><text:span text:style-name="T522">dO</text:span><text:span text:style-name="T523">19</text:span><text:span text:style-name="T524">C</text:span><text:span text:style-name="T525">9</text:span><text:span text:style-name="T526">txTON</text:span><text:span text:style-name="T527">9</text:span><text:span text:style-name="T528">tvTFtefw/AAAABVxdX</text:span><text:span text:style-name="T529">2</text:span><text:span text:style-name="T530">WnFSp</text:span><text:span text:style-name="T531">49</text:span><text:span text:style-name="T532">eXb</text:span><text:span text:style-name="T533">1</text:span><text:span text:style-name="T534">do</text:span><text:span text:style-name="T535">0</text:span><text:span text:style-name="T536">euaj-F</text:span><text:span text:style-name="T537">8</text:span><text:span text:style-name="T538">upNImjofE</text:span><text:span text:style-name="T539">77</text:span><text:span text:style-name="T540">XStKhf</text:span><text:span text:style-name="T541">5</text:span><text:span text:style-name="T542">kUHG</text:span><text:span text:style-name="T543">94</text:span><text:span text:style-name="T544">DPlTiGYqPeYNtiox-</text:span><text:span text:style-name="T545">82</text:span><text:span text:style-name="T546">NWEK</text:span><text:span text:style-name="T547">0</text:span><text:span text:style-name="T548">Ls</text:span><text:span text:style-name="T549">3</text:span><text:span text:style-name="T550">CnLe</text:span><text:span text:style-name="T551">3</text:span><text:span text:style-name="T552">WWClGdiJP.png?r=</text:span><text:span text:style-name="T553">5</text:span><text:span text:style-name="T554">cf"</text:span><text:span text:style-name="T555"/></text:p>
      <text:p text:style-name="P1"><text:span text:style-name="T556"><text:s text:c="14"/>alt="Feature image"</text:span><text:span text:style-name="T557"/></text:p>
      <text:p text:style-name="P1"><text:span text:style-name="T558"><text:s text:c="14"/>class="feature__image"/&gt;</text:span><text:span text:style-name="T559"/></text:p>
      <text:p text:style-name="P1"><text:span text:style-name="T560"><text:s text:c="10"/>&lt;/div&gt;</text:span><text:span text:style-name="T561"/></text:p>
      <text:p text:style-name="P1"><text:span text:style-name="T562"><text:s text:c="8"/>&lt;/div&gt;</text:span><text:span text:style-name="T563"/></text:p>
      <text:p text:style-name="P1"><text:span text:style-name="T564"><text:s text:c="6"/>&lt;/section&gt;</text:span><text:span text:style-name="T565"/></text:p>
      <text:p text:style-name="P1"><text:span text:style-name="T566"><text:s text:c="6"/>&lt;section class="FAQ_list_container"&gt;</text:span><text:span text:style-name="T567"/></text:p>
      <text:p text:style-name="P1"><text:span text:style-name="T568"><text:s text:c="8"/>&lt;h</text:span><text:span text:style-name="T569">1<text:s/></text:span><text:span text:style-name="T570">class="FAQ__heading"&gt;Frequently Asked Questions&lt;/h</text:span><text:span text:style-name="T571">1</text:span><text:span text:style-name="T572">&gt;</text:span><text:span text:style-name="T573"/></text:p>
      <text:p text:style-name="P1"><text:span text:style-name="T574"><text:s text:c="8"/>&lt;div class="FAQ__list"&gt;</text:span><text:span text:style-name="T575"/></text:p>
      <text:p text:style-name="P1"><text:span text:style-name="T576"><text:s text:c="10"/>&lt;div class="FAQ__accordian"&gt;</text:span><text:span text:style-name="T577"/></text:p>
      <text:p text:style-name="P1"><text:span text:style-name="T578"><text:s text:c="12"/>&lt;button class="FAQ__title"&gt;</text:span><text:span text:style-name="T579"/></text:p>
      <text:p text:style-name="P1"><text:span text:style-name="T580"><text:s text:c="14"/>What is Netflix?&lt;i class="fal fa-plus"&gt;&lt;/i&gt;</text:span><text:span text:style-name="T581"/></text:p>
      <text:p text:style-name="P1"><text:span text:style-name="T582"><text:s text:c="12"/>&lt;/button&gt;</text:span><text:span text:style-name="T583"/></text:p>
      <text:p text:style-name="P1"><text:span text:style-name="T584"><text:s text:c="12"/>&lt;div class="FAQ__visible"&gt;</text:span><text:span text:style-name="T585"/></text:p>
      <text:p text:style-name="P1"><text:span text:style-name="T586"><text:s text:c="14"/>&lt;p&gt;</text:span><text:span text:style-name="T587"/></text:p>
      <text:p text:style-name="P1"><text:span text:style-name="T588"><text:s text:c="16"/>Netflix is a streaming service that offers a wide variety of</text:span><text:span text:style-name="T589"/></text:p>
      <text:p text:style-name="P1"><text:span text:style-name="T590"><text:s text:c="16"/>award-winning TV shows, movies, anime, documentaries and more<text:s/></text:span><text:span text:style-name="T591">–</text:span><text:span text:style-name="T592"/></text:p>
      <text:p text:style-name="P1"><text:span text:style-name="T593"><text:s text:c="16"/>on thousands of internet-connected devices.</text:span><text:span text:style-name="T594"/></text:p>
      <text:p text:style-name="P1"><text:span text:style-name="T595"><text:s text:c="14"/>&lt;/p&gt;</text:span><text:span text:style-name="T596"/></text:p>
      <text:p text:style-name="P1"><text:span text:style-name="T597"><text:s text:c="14"/>&lt;p&gt;</text:span><text:span text:style-name="T598"/></text:p>
      <text:p text:style-name="P1"><text:span text:style-name="T599"><text:s text:c="16"/>You can watch as much as you want, whenever you want, without a</text:span><text:span text:style-name="T600"/></text:p>
      <text:p text:style-name="P1"><text:span text:style-name="T601"><text:s text:c="16"/>single ad<text:s/></text:span><text:span text:style-name="T602">–<text:s/></text:span><text:span text:style-name="T603">all for one low monthly price. There's always</text:span><text:span text:style-name="T604"/></text:p>
      <text:p text:style-name="P1"><text:span text:style-name="T605"><text:s text:c="16"/>something new to discover, and new TV shows and movies are added</text:span><text:span text:style-name="T606"/></text:p>
      <text:p text:style-name="P1"><text:span text:style-name="T607"><text:s text:c="16"/>every week!</text:span><text:span text:style-name="T608"/></text:p>
      <text:p text:style-name="P1"><text:span text:style-name="T609"><text:s text:c="14"/>&lt;/p&gt;</text:span><text:span text:style-name="T610"/></text:p>
      <text:p text:style-name="P1"><text:span text:style-name="T611"><text:s text:c="12"/>&lt;/div&gt;</text:span><text:span text:style-name="T612"/></text:p>
      <text:p text:style-name="P1"><text:span text:style-name="T613"><text:s text:c="10"/>&lt;/div&gt;</text:span><text:span text:style-name="T614"/></text:p>
      <text:p text:style-name="P1"><text:span text:style-name="T615"><text:s text:c="10"/>&lt;div class="FAQ__accordian"&gt;</text:span><text:span text:style-name="T616"/></text:p>
      <text:p text:style-name="P1"><text:span text:style-name="T617"><text:s text:c="12"/>&lt;button class="FAQ__title"&gt;</text:span><text:span text:style-name="T618"/></text:p>
      <text:p text:style-name="P1"><text:span text:style-name="T619"><text:s text:c="14"/>How much does netflix cost?&lt;i class="fal fa-plus"&gt;&lt;/i&gt;</text:span><text:span text:style-name="T620"/></text:p>
      <text:p text:style-name="P1"><text:span text:style-name="T621"><text:s text:c="12"/>&lt;/button&gt;</text:span><text:span text:style-name="T622"/></text:p>
      <text:p text:style-name="P1"><text:span text:style-name="T623"><text:s text:c="12"/>&lt;div class="FAQ__visible"&gt;</text:span><text:span text:style-name="T624"/></text:p>
      <text:p text:style-name="P1"><text:span text:style-name="T625"><text:s text:c="14"/>&lt;p&gt;</text:span><text:span text:style-name="T626"/></text:p>
      <text:p text:style-name="P1"><text:span text:style-name="T627"><text:s text:c="16"/>Watch Netflix on your smartphone, tablet, Smart TV, laptop, or</text:span><text:span text:style-name="T628"/></text:p>
      <text:p text:style-name="P1"><text:span text:style-name="T629"><text:s text:c="16"/>streaming device, all for one fixed monthly fee. Plans range</text:span><text:span text:style-name="T630"/></text:p>
      <text:p text:style-name="P1"><text:span text:style-name="T631"><text:s text:c="16"/>from<text:s/></text:span><text:span text:style-name="T632">₹<text:s/></text:span><text:span text:style-name="T633">199<text:s/></text:span><text:span text:style-name="T634">to ₹<text:s/></text:span><text:span text:style-name="T635">799<text:s/></text:span><text:span text:style-name="T636">a month. No extra costs, no contracts.</text:span><text:span text:style-name="T637"/></text:p>
      <text:p text:style-name="P1"><text:span text:style-name="T638"><text:s text:c="14"/>&lt;/p&gt;</text:span><text:span text:style-name="T639"/></text:p>
      <text:p text:style-name="P1"><text:span text:style-name="T640"><text:s text:c="12"/>&lt;/div&gt;</text:span><text:span text:style-name="T641"/></text:p>
      <text:p text:style-name="P1"><text:span text:style-name="T642"><text:s text:c="10"/>&lt;/div&gt;</text:span><text:span text:style-name="T643"/></text:p>
      <text:p text:style-name="P1"><text:span text:style-name="T644"><text:s text:c="10"/>&lt;div class="FAQ__accordian"&gt;</text:span><text:span text:style-name="T645"/></text:p>
      <text:p text:style-name="P1"><text:span text:style-name="T646"><text:s text:c="12"/>&lt;button class="FAQ__title"&gt;</text:span><text:span text:style-name="T647"/></text:p>
      <text:p text:style-name="P1"><text:span text:style-name="T648"><text:s text:c="14"/>Where can i watch?&lt;i class="fal fa-plus"&gt;&lt;/i&gt;</text:span><text:span text:style-name="T649"/></text:p>
      <text:p text:style-name="P1"><text:span text:style-name="T650"><text:s text:c="12"/>&lt;/button&gt;</text:span><text:span text:style-name="T651"/></text:p>
      <text:p text:style-name="P1"><text:span text:style-name="T652"><text:s text:c="12"/>&lt;div class="FAQ__visible"&gt;</text:span><text:span text:style-name="T653"/></text:p>
      <text:p text:style-name="P1"><text:span text:style-name="T654"><text:s text:c="14"/>&lt;p&gt;</text:span><text:span text:style-name="T655"/></text:p>
      <text:p text:style-name="P1"><text:span text:style-name="T656"><text:s text:c="16"/>Watch anywhere, anytime, on an unlimited number of devices. Sign</text:span><text:span text:style-name="T657"/></text:p>
      <text:p text:style-name="P1"><text:span text:style-name="T658"><text:s text:c="16"/>in with your Netflix account to watch instantly on the web at</text:span><text:span text:style-name="T659"/></text:p>
      <text:p text:style-name="P1"><text:span text:style-name="T660"><text:s text:c="16"/>netflix.com from your personal computer or on any</text:span><text:span text:style-name="T661"/></text:p>
      <text:p text:style-name="P1"><text:span text:style-name="T662"><text:s text:c="16"/>internet-connected device that offers the Netflix app, including</text:span><text:span text:style-name="T663"/></text:p>
      <text:p text:style-name="P1"><text:span text:style-name="T664"><text:s text:c="16"/>smart TVs, smartphones, tablets, streaming media players and</text:span><text:span text:style-name="T665"/></text:p>
      <text:p text:style-name="P1"><text:span text:style-name="T666"><text:s text:c="16"/>game consoles.</text:span><text:span text:style-name="T667"/></text:p>
      <text:p text:style-name="P1"><text:span text:style-name="T668"><text:s text:c="14"/>&lt;/p&gt;</text:span><text:span text:style-name="T669"/></text:p>
      <text:p text:style-name="P1"><text:span text:style-name="T670"><text:s text:c="14"/>&lt;p&gt;</text:span><text:span text:style-name="T671"/></text:p>
      <text:p text:style-name="P1"><text:span text:style-name="T672"><text:s text:c="16"/>You can also download your favourite shows with the iOS,</text:span><text:span text:style-name="T673"/></text:p>
      <text:p text:style-name="P1"><text:span text:style-name="T674"><text:s text:c="16"/>Android, or Windows<text:s/></text:span><text:span text:style-name="T675">10<text:s/></text:span><text:span text:style-name="T676">app. Use downloads to watch while you're</text:span><text:span text:style-name="T677"/></text:p>
      <text:p text:style-name="P1"><text:span text:style-name="T678"><text:s text:c="16"/>on the go and without an internet connection. Take Netflix with</text:span><text:span text:style-name="T679"/></text:p>
      <text:p text:style-name="P1"><text:span text:style-name="T680"><text:s text:c="16"/>you anywhere.</text:span><text:span text:style-name="T681"/></text:p>
      <text:p text:style-name="P1"><text:span text:style-name="T682"><text:s text:c="14"/>&lt;/p&gt;</text:span><text:span text:style-name="T683"/></text:p>
      <text:p text:style-name="P1"><text:span text:style-name="T684"><text:s text:c="12"/>&lt;/div&gt;</text:span><text:span text:style-name="T685"/></text:p>
      <text:p text:style-name="P1"><text:span text:style-name="T686"><text:s text:c="10"/>&lt;/div&gt;</text:span><text:span text:style-name="T687"/></text:p>
      <text:p text:style-name="P1"><text:span text:style-name="T688"><text:s text:c="10"/>&lt;div class="FAQ__accordian"&gt;</text:span><text:span text:style-name="T689"/></text:p>
      <text:p text:style-name="P1"><text:span text:style-name="T690"><text:s text:c="12"/>&lt;button class="FAQ__title"&gt;</text:span><text:span text:style-name="T691"/></text:p>
      <text:p text:style-name="P1"><text:span text:style-name="T692"><text:s text:c="14"/>How do I cancel?&lt;i class="fal fa-plus"&gt;&lt;/i&gt;</text:span><text:span text:style-name="T693"/></text:p>
      <text:p text:style-name="P1"><text:span text:style-name="T694"><text:s text:c="12"/>&lt;/button&gt;</text:span><text:span text:style-name="T695"/></text:p>
      <text:p text:style-name="P1"><text:span text:style-name="T696"><text:s text:c="12"/>&lt;div class="FAQ__visible"&gt;</text:span><text:span text:style-name="T697"/></text:p>
      <text:p text:style-name="P1"><text:span text:style-name="T698"><text:s text:c="14"/>&lt;p&gt;</text:span><text:span text:style-name="T699"/></text:p>
      <text:p text:style-name="P1"><text:span text:style-name="T700"><text:s text:c="16"/>Netflix is flexible. There are no annoying contracts and no</text:span><text:span text:style-name="T701"/></text:p>
      <text:p text:style-name="P1"><text:span text:style-name="T702"><text:s text:c="16"/>commitments. You can easily cancel your account online in two</text:span><text:span text:style-name="T703"/></text:p>
      <text:p text:style-name="P1"><text:span text:style-name="T704"><text:s text:c="16"/>clicks. There are no cancellation fees<text:s/></text:span><text:span text:style-name="T705">–<text:s/></text:span><text:span text:style-name="T706">start or stop your</text:span><text:span text:style-name="T707"/></text:p>
      <text:p text:style-name="P1"><text:span text:style-name="T708"><text:s text:c="16"/>account anytime.</text:span><text:span text:style-name="T709"/></text:p>
      <text:p text:style-name="P1"><text:span text:style-name="T710"><text:s text:c="14"/>&lt;/p&gt;</text:span><text:span text:style-name="T711"/></text:p>
      <text:p text:style-name="P1"><text:span text:style-name="T712"><text:s text:c="12"/>&lt;/div&gt;</text:span><text:span text:style-name="T713"/></text:p>
      <text:p text:style-name="P1"><text:span text:style-name="T714"><text:s text:c="10"/>&lt;/div&gt;</text:span><text:span text:style-name="T715"/></text:p>
      <text:p text:style-name="P1"><text:span text:style-name="T716"><text:s text:c="10"/>&lt;div class="FAQ__accordian"&gt;</text:span><text:span text:style-name="T717"/></text:p>
      <text:p text:style-name="P1"><text:span text:style-name="T718"><text:s text:c="12"/>&lt;button class="FAQ__title"&gt;</text:span><text:span text:style-name="T719"/></text:p>
      <text:p text:style-name="P1"><text:span text:style-name="T720"><text:s text:c="14"/>What can I watch from Netflix?&lt;i class="fal fa-plus"&gt;&lt;/i&gt;</text:span><text:span text:style-name="T721"/></text:p>
      <text:p text:style-name="P1"><text:span text:style-name="T722"><text:s text:c="12"/>&lt;/button&gt;</text:span><text:span text:style-name="T723"/></text:p>
      <text:p text:style-name="P1"><text:span text:style-name="T724"><text:s text:c="12"/>&lt;div class="FAQ__visible"&gt;</text:span><text:span text:style-name="T725"/></text:p>
      <text:p text:style-name="P1"><text:span text:style-name="T726"><text:s text:c="14"/>&lt;p&gt;</text:span><text:span text:style-name="T727"/></text:p>
      <text:p text:style-name="P1"><text:span text:style-name="T728"><text:s text:c="16"/>Netflix has an extensive library of feature films,</text:span><text:span text:style-name="T729"/></text:p>
      <text:p text:style-name="P1"><text:span text:style-name="T730"><text:s text:c="16"/>documentaries, TV shows, anime, award-winning Netflix originals,</text:span><text:span text:style-name="T731"/></text:p>
      <text:p text:style-name="P1"><text:span text:style-name="T732"><text:s text:c="16"/>and more. Watch as much as you want, anytime you want.</text:span><text:span text:style-name="T733"/></text:p>
      <text:p text:style-name="P1"><text:span text:style-name="T734"><text:s text:c="14"/>&lt;/p&gt;</text:span><text:span text:style-name="T735"/></text:p>
      <text:p text:style-name="P1"><text:span text:style-name="T736"><text:s text:c="12"/>&lt;/div&gt;</text:span><text:span text:style-name="T737"/></text:p>
      <text:p text:style-name="P1"><text:span text:style-name="T738"><text:s text:c="10"/>&lt;/div&gt;</text:span><text:span text:style-name="T739"/></text:p>
      <text:p text:style-name="P1"><text:span text:style-name="T740"><text:s text:c="10"/>&lt;div class="FAQ__accordian"&gt;</text:span><text:span text:style-name="T741"/></text:p>
      <text:p text:style-name="P1"><text:span text:style-name="T742"><text:s text:c="12"/>&lt;button class="FAQ__title"&gt;</text:span><text:span text:style-name="T743"/></text:p>
      <text:p text:style-name="P1"><text:span text:style-name="T744"><text:s text:c="14"/>Is Netflix good for kids?&lt;i class="fal fa-plus"&gt;&lt;/i&gt;</text:span><text:span text:style-name="T745"/></text:p>
      <text:p text:style-name="P1"><text:span text:style-name="T746"><text:s text:c="12"/>&lt;/button&gt;</text:span><text:span text:style-name="T747"/></text:p>
      <text:p text:style-name="P1"><text:span text:style-name="T748"><text:s text:c="12"/>&lt;div class="FAQ__visible"&gt;</text:span><text:span text:style-name="T749"/></text:p>
      <text:p text:style-name="P1"><text:span text:style-name="T750"><text:s text:c="14"/>&lt;p&gt;</text:span><text:span text:style-name="T751"/></text:p>
      <text:p text:style-name="P1"><text:span text:style-name="T752"><text:s text:c="16"/>The Netflix Kids experience is included in your membership to</text:span><text:span text:style-name="T753"/></text:p>
      <text:p text:style-name="P1"><text:span text:style-name="T754"><text:s text:c="16"/>give parents control while kids enjoy family-friendly TV shows</text:span><text:span text:style-name="T755"/></text:p>
      <text:p text:style-name="P1"><text:span text:style-name="T756"><text:s text:c="16"/>and films in their own space.</text:span><text:span text:style-name="T757"/></text:p>
      <text:p text:style-name="P1"><text:span text:style-name="T758"><text:s text:c="14"/>&lt;/p&gt;</text:span><text:span text:style-name="T759"/></text:p>
      <text:p text:style-name="P1"><text:span text:style-name="T760"><text:s text:c="14"/>&lt;p&gt;</text:span><text:span text:style-name="T761"/></text:p>
      <text:p text:style-name="P1"><text:span text:style-name="T762"><text:s text:c="16"/>Kids profiles come with PIN-protected parental controls that let</text:span><text:span text:style-name="T763"/></text:p>
      <text:p text:style-name="P1"><text:span text:style-name="T764"><text:s text:c="16"/>you restrict the maturity rating of content kids can watch and</text:span><text:span text:style-name="T765"/></text:p>
      <text:p text:style-name="P1"><text:span text:style-name="T766"><text:s text:c="16"/>block specific titles you don</text:span><text:span text:style-name="T767">’</text:span><text:span text:style-name="T768">t want kids to see.</text:span><text:span text:style-name="T769"/></text:p>
      <text:p text:style-name="P1"><text:span text:style-name="T770"><text:s text:c="14"/>&lt;/p&gt;</text:span><text:span text:style-name="T771"/></text:p>
      <text:p text:style-name="P1"><text:span text:style-name="T772"><text:s text:c="12"/>&lt;/div&gt;</text:span><text:span text:style-name="T773"/></text:p>
      <text:p text:style-name="P1"><text:span text:style-name="T774"><text:s text:c="10"/>&lt;/div&gt;</text:span><text:span text:style-name="T775"/></text:p>
      <text:p text:style-name="P1"><text:span text:style-name="T776"><text:s text:c="8"/>&lt;/div&gt;</text:span><text:span text:style-name="T777"/></text:p>
      <text:p text:style-name="P1"><text:span text:style-name="T778"><text:s text:c="8"/>&lt;div class="FAQ_getstarted_email"&gt;</text:span><text:span text:style-name="T779"/></text:p>
      <text:p text:style-name="P1"><text:span text:style-name="T780"><text:s text:c="10"/>&lt;h</text:span><text:span text:style-name="T781">3</text:span><text:span text:style-name="T782">&gt;</text:span><text:span text:style-name="T783"/></text:p>
      <text:p text:style-name="P1"><text:span text:style-name="T784"><text:s text:c="12"/>Ready to watch? Enter your email to create or restart your</text:span><text:span text:style-name="T785"/></text:p>
      <text:p text:style-name="P1"><text:span text:style-name="T786"><text:s text:c="12"/>membership.</text:span><text:span text:style-name="T787"/></text:p>
      <text:p text:style-name="P1"><text:span text:style-name="T788"><text:s text:c="10"/>&lt;/h</text:span><text:span text:style-name="T789">3</text:span><text:span text:style-name="T790">&gt;</text:span><text:span text:style-name="T791"/></text:p>
      <text:p text:style-name="P1"><text:span text:style-name="T792"><text:s text:c="10"/>&lt;div class="email_form_container"&gt;</text:span><text:span text:style-name="T793"/></text:p>
      <text:p text:style-name="P1"><text:span text:style-name="T794"><text:s text:c="12"/>&lt;div class="form__container"&gt;</text:span><text:span text:style-name="T795"/></text:p>
      <text:p text:style-name="P1"><text:span text:style-name="T796"><text:s text:c="14"/>&lt;input type="email" class="email__input" placeholder=" " /&gt;</text:span><text:span text:style-name="T797"/></text:p>
      <text:p text:style-name="P1"><text:span text:style-name="T798"><text:s text:c="14"/>&lt;label class="email__label"&gt;Email Address&lt;/label&gt;</text:span><text:span text:style-name="T799"/></text:p>
      <text:p text:style-name="P1"><text:span text:style-name="T800"><text:s text:c="12"/>&lt;/div&gt;</text:span><text:span text:style-name="T801"/></text:p>
      <text:p text:style-name="P1"><text:span text:style-name="T802"><text:s text:c="12"/>&lt;button class="primary__button"&gt;</text:span><text:span text:style-name="T803"/></text:p>
      <text:p text:style-name="P1"><text:span text:style-name="T804"><text:s text:c="14"/>Get Started &lt;i class="fal fa-chevron-right"&gt;&lt;/i&gt;</text:span><text:span text:style-name="T805"/></text:p>
      <text:p text:style-name="P1"><text:span text:style-name="T806"><text:s text:c="12"/>&lt;/button&gt;</text:span><text:span text:style-name="T807"/></text:p>
      <text:p text:style-name="P1"><text:span text:style-name="T808"><text:s text:c="10"/>&lt;/div&gt;</text:span><text:span text:style-name="T809"/></text:p>
      <text:p text:style-name="P1"><text:span text:style-name="T810"><text:s text:c="8"/>&lt;/div&gt;</text:span><text:span text:style-name="T811"/></text:p>
      <text:p text:style-name="P1"><text:span text:style-name="T812"><text:s text:c="6"/>&lt;/section&gt;</text:span><text:span text:style-name="T813"/></text:p>
      <text:p text:style-name="P1"><text:span text:style-name="T814"><text:s text:c="4"/>&lt;/main&gt;</text:span><text:span text:style-name="T815"/></text:p>
      <text:p text:style-name="P1"><text:span text:style-name="T815"/></text:p>
      <text:p text:style-name="P1"><text:span text:style-name="T816"><text:s text:c="4"/>&lt;footer&gt;</text:span><text:span text:style-name="T817"/></text:p>
      <text:p text:style-name="P1"><text:span text:style-name="T818"><text:s text:c="6"/>&lt;div class="footer_row_</text:span><text:span text:style-name="T819">1</text:span><text:span text:style-name="T820">"&gt;</text:span><text:span text:style-name="T821"/></text:p>
      <text:p text:style-name="P1"><text:span text:style-name="T822"><text:s text:c="8"/>&lt;h</text:span><text:span text:style-name="T823">4</text:span><text:span text:style-name="T824">&gt;Questions? Call<text:s/></text:span><text:span text:style-name="T825">000-800-040-1843</text:span><text:span text:style-name="T826">&lt;/h</text:span><text:span text:style-name="T827">4</text:span><text:span text:style-name="T828">&gt;</text:span><text:span text:style-name="T829"/></text:p>
      <text:p text:style-name="P1"><text:span text:style-name="T830"><text:s text:c="6"/>&lt;/div&gt;</text:span><text:span text:style-name="T831"/></text:p>
      <text:p text:style-name="P1"><text:span text:style-name="T832"><text:s text:c="6"/>&lt;div class="footer_row_</text:span><text:span text:style-name="T833">2</text:span><text:span text:style-name="T834">"&gt;</text:span><text:span text:style-name="T835"/></text:p>
      <text:p text:style-name="P1"><text:span text:style-name="T836"><text:s text:c="8"/>&lt;div class="column__</text:span><text:span text:style-name="T837">1</text:span><text:span text:style-name="T838">"&gt;</text:span><text:span text:style-name="T839"/></text:p>
      <text:p text:style-name="P1"><text:span text:style-name="T840"><text:s text:c="10"/>&lt;p&gt;FAQ&lt;/p&gt;</text:span><text:span text:style-name="T841"/></text:p>
      <text:p text:style-name="P1"><text:span text:style-name="T842"><text:s text:c="10"/>&lt;p&gt;Investor Relations&lt;/p&gt;</text:span><text:span text:style-name="T843"/></text:p>
      <text:p text:style-name="P1"><text:span text:style-name="T844"><text:s text:c="10"/>&lt;p&gt;Privacy&lt;/p&gt;</text:span><text:span text:style-name="T845"/></text:p>
      <text:p text:style-name="P1"><text:span text:style-name="T846"><text:s text:c="10"/>&lt;p&gt;Speed Test&lt;/p&gt;</text:span><text:span text:style-name="T847"/></text:p>
      <text:p text:style-name="P1"><text:span text:style-name="T848"><text:s text:c="8"/>&lt;/div&gt;</text:span><text:span text:style-name="T849"/></text:p>
      <text:p text:style-name="P1"><text:span text:style-name="T850"><text:s text:c="8"/>&lt;div class="column__</text:span><text:span text:style-name="T851">2</text:span><text:span text:style-name="T852">"&gt;</text:span><text:span text:style-name="T853"/></text:p>
      <text:p text:style-name="P1"><text:span text:style-name="T854"><text:s text:c="10"/>&lt;p&gt;Help Centre&lt;/p&gt;</text:span><text:span text:style-name="T855"/></text:p>
      <text:p text:style-name="P1"><text:span text:style-name="T856"><text:s text:c="10"/>&lt;p&gt;Jobs&lt;/p&gt;</text:span><text:span text:style-name="T857"/></text:p>
      <text:p text:style-name="P1"><text:span text:style-name="T858"><text:s text:c="10"/>&lt;p&gt;Cookie Preferences&lt;/p&gt;</text:span><text:span text:style-name="T859"/></text:p>
      <text:p text:style-name="P1"><text:span text:style-name="T860"><text:s text:c="10"/>&lt;p&gt;Legal Notices&lt;/p&gt;</text:span><text:span text:style-name="T861"/></text:p>
      <text:p text:style-name="P1"><text:span text:style-name="T862"><text:s text:c="8"/>&lt;/div&gt;</text:span><text:span text:style-name="T863"/></text:p>
      <text:p text:style-name="P1"><text:span text:style-name="T864"><text:s text:c="8"/>&lt;div class="column__</text:span><text:span text:style-name="T865">3</text:span><text:span text:style-name="T866">"&gt;</text:span><text:span text:style-name="T867"/></text:p>
      <text:p text:style-name="P1"><text:span text:style-name="T868"><text:s text:c="10"/>&lt;p&gt;Account&lt;/p&gt;</text:span><text:span text:style-name="T869"/></text:p>
      <text:p text:style-name="P1"><text:span text:style-name="T870"><text:s text:c="10"/>&lt;p&gt;Ways to Watch&lt;/p&gt;</text:span><text:span text:style-name="T871"/></text:p>
      <text:p text:style-name="P1"><text:span text:style-name="T872"><text:s text:c="10"/>&lt;p&gt;Corporate Information&lt;/p&gt;</text:span><text:span text:style-name="T873"/></text:p>
      <text:p text:style-name="P1"><text:span text:style-name="T874"><text:s text:c="10"/>&lt;p&gt;Only on Netflix&lt;/p&gt;</text:span><text:span text:style-name="T875"/></text:p>
      <text:p text:style-name="P1"><text:span text:style-name="T876"><text:s text:c="8"/>&lt;/div&gt;</text:span><text:span text:style-name="T877"/></text:p>
      <text:p text:style-name="P1"><text:span text:style-name="T878"><text:s text:c="8"/>&lt;div class="column__</text:span><text:span text:style-name="T879">4</text:span><text:span text:style-name="T880">"&gt;</text:span><text:span text:style-name="T881"/></text:p>
      <text:p text:style-name="P1"><text:span text:style-name="T882"><text:s text:c="10"/>&lt;p&gt;Media Centre&lt;/p&gt;</text:span><text:span text:style-name="T883"/></text:p>
      <text:p text:style-name="P1"><text:span text:style-name="T884"><text:s text:c="10"/>&lt;p&gt;Terms of Use&lt;/p&gt;</text:span><text:span text:style-name="T885"/></text:p>
      <text:p text:style-name="P1"><text:span text:style-name="T886"><text:s text:c="10"/>&lt;p&gt;Contact Us&lt;/p&gt;</text:span><text:span text:style-name="T887"/></text:p>
      <text:p text:style-name="P1"><text:span text:style-name="T888"><text:s text:c="8"/>&lt;/div&gt;</text:span><text:span text:style-name="T889"/></text:p>
      <text:p text:style-name="P1"><text:span text:style-name="T890"><text:s text:c="6"/>&lt;/div&gt;</text:span><text:span text:style-name="T891"/></text:p>
      <text:p text:style-name="P1"><text:span text:style-name="T892"><text:s text:c="6"/>&lt;div class="footer_row_</text:span><text:span text:style-name="T893">3</text:span><text:span text:style-name="T894">"&gt;</text:span><text:span text:style-name="T895"/></text:p>
      <text:p text:style-name="P1"><text:span text:style-name="T896"><text:s text:c="8"/>&lt;div class="dropdown__container"&gt;</text:span><text:span text:style-name="T897"/></text:p>
      <text:p text:style-name="P1"><text:span text:style-name="T898"><text:s text:c="10"/>&lt;i class="fas fa-globe"&gt;&lt;/i&gt;</text:span><text:span text:style-name="T899"/></text:p>
      <text:p text:style-name="P1"><text:span text:style-name="T900"><text:s text:c="10"/>&lt;select</text:span><text:span text:style-name="T901"/></text:p>
      <text:p text:style-name="P1"><text:span text:style-name="T902"><text:s text:c="12"/>name="languages"</text:span><text:span text:style-name="T903"/></text:p>
      <text:p text:style-name="P1"><text:span text:style-name="T904"><text:s text:c="12"/>id="languagesSelect"</text:span><text:span text:style-name="T905"/></text:p>
      <text:p text:style-name="P1"><text:span text:style-name="T906"><text:s text:c="12"/>class="language_drop_down"</text:span><text:span text:style-name="T907"/></text:p>
      <text:p text:style-name="P1"><text:span text:style-name="T908"><text:s text:c="10"/>&gt;</text:span><text:span text:style-name="T909"/></text:p>
      <text:p text:style-name="P1"><text:span text:style-name="T910"><text:s text:c="12"/>&lt;option value="english" selected&gt;English&lt;/option&gt;</text:span><text:span text:style-name="T911"/></text:p>
      <text:p text:style-name="P1"><text:span text:style-name="T912"><text:s text:c="12"/>&lt;option value="hindi"&gt;</text:span><text:span text:style-name="T913">हिन्दी</text:span><text:span text:style-name="T914">&lt;/</text:span><text:span text:style-name="T915">option&gt;</text:span><text:span text:style-name="T916"/></text:p>
      <text:p text:style-name="P1"><text:span text:style-name="T917"><text:s text:c="10"/>&lt;/select&gt;</text:span><text:span text:style-name="T918"/></text:p>
      <text:p text:style-name="P1"><text:span text:style-name="T919"><text:s text:c="8"/>&lt;/div&gt;</text:span><text:span text:style-name="T920"/></text:p>
      <text:p text:style-name="P1"><text:span text:style-name="T921"><text:s text:c="6"/>&lt;/div&gt;</text:span><text:span text:style-name="T922"/></text:p>
      <text:p text:style-name="P1"><text:span text:style-name="T923"><text:s text:c="6"/>&lt;div class="footer_row_</text:span><text:span text:style-name="T924">4</text:span><text:span text:style-name="T925">"&gt;</text:span><text:span text:style-name="T926"/></text:p>
      <text:p text:style-name="P1"><text:span text:style-name="T927"><text:s text:c="8"/>&lt;p&gt;Netflix India&lt;/p&gt;</text:span><text:span text:style-name="T928"/></text:p>
      <text:p text:style-name="P1"><text:span text:style-name="T929"><text:s text:c="6"/>&lt;/div&gt;</text:span><text:span text:style-name="T930"/></text:p>
      <text:p text:style-name="P1"><text:span text:style-name="T931"><text:s text:c="4"/>&lt;/footer&gt;</text:span><text:span text:style-name="T932"/></text:p>
      <text:p text:style-name="P1"><text:span text:style-name="T932"/></text:p>
      <text:p text:style-name="P1"><text:span text:style-name="T933"><text:s text:c="4"/>&lt;script src="src/index.js"&gt;&lt;/script&gt;</text:span><text:span text:style-name="T934"/></text:p>
      <text:p text:style-name="P1"><text:span text:style-name="T935"><text:s text:c="2"/>&lt;/body&gt;</text:span><text:span text:style-name="T936"/></text:p>
      <text:p text:style-name="P1"><text:span text:style-name="T937">&lt;/html&gt;</text:span><text:span text:style-name="T9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